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6638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6638d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6638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56638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System </text:span></text:span><text:span text:style-name="Source_20_Text"><text:span text:style-name="T6">and its uses</text:span></text:span><text:span text:style-name="Source_20_Text"><text:span text:style-name="T4">:</text:span></text:span></text:p>
      <text:list xml:id="list3475589488171924918" text:style-name="L1">
        <text:list-item>
          <text:p text:style-name="P4"><text:span text:style-name="Source_20_Text"><text:span text:style-name="T3">Facebook is an </text:span></text:span><text:span text:style-name="Source_20_Text"><text:span text:style-name="T7">online social networking service</text:span></text:span><text:span text:style-name="Source_20_Text"><text:span text:style-name="T3"> where users can </text:span></text:span><text:span text:style-name="Source_20_Text"><text:span text:style-name="T7">connect</text:span></text:span><text:span text:style-name="Source_20_Text"><text:span text:style-name="T3"> with other users to </text:span></text:span><text:span text:style-name="Source_20_Text"><text:span text:style-name="T7">post</text:span></text:span><text:span text:style-name="Source_20_Text"><text:span text:style-name="T3"> and </text:span></text:span><text:span text:style-name="Source_20_Text"><text:span text:style-name="T7">read</text:span></text:span><text:span text:style-name="Source_20_Text"><text:span text:style-name="T3"> messages. Users access Facebook through their </text:span></text:span><text:span text:style-name="Source_20_Text"><text:span text:style-name="T7">website</text:span></text:span><text:span text:style-name="Source_20_Text"><text:span text:style-name="T3"> interface or mobile </text:span></text:span><text:span text:style-name="Source_20_Text"><text:span text:style-name="T7">apps</text:span></text:span><text:span text:style-name="Source_20_Text"><text:span text:style-name="T3">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5">Requirements:</text:span></text:span></text:p>
      <text:list xml:id="list8011346440471494643" text:style-name="L2">
        <text:list-item>
          <text:p text:style-name="P5"><text:span text:style-name="Source_20_Text"><text:span text:style-name="T3">Each member should be able to </text:span></text:span><text:span text:style-name="Source_20_Text"><text:span text:style-name="T7">add information</text:span></text:span><text:span text:style-name="Source_20_Text"><text:span text:style-name="T3"> about their </text:span></text:span><text:span text:style-name="Source_20_Text"><text:span text:style-name="T7">basic profile, work experience, education, etc.</text:span></text:span></text:p>
        </text:list-item>
        <text:list-item>
          <text:p text:style-name="P5"><text:span text:style-name="Source_20_Text"><text:span text:style-name="T3">Any user of our system should be able to </text:span></text:span><text:span text:style-name="Source_20_Text"><text:span text:style-name="T7">search</text:span></text:span><text:span text:style-name="Source_20_Text"><text:span text:style-name="T3"> </text:span></text:span><text:span text:style-name="Source_20_Text"><text:span text:style-name="T7">other members, groups or pages by their name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send and accept/reject</text:span></text:span><text:span text:style-name="Source_20_Text"><text:span text:style-name="T3"> friend requests from other members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follow</text:span></text:span><text:span text:style-name="Source_20_Text"><text:span text:style-name="T3"> other members without becoming their friend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create groups and pages,</text:span></text:span><text:span text:style-name="Source_20_Text"><text:span text:style-name="T3"> as well as </text:span></text:span><text:span text:style-name="Source_20_Text"><text:span text:style-name="T7">join</text:span></text:span><text:span text:style-name="Source_20_Text"><text:span text:style-name="T3"> already created </text:span></text:span><text:span text:style-name="Source_20_Text"><text:span text:style-name="T7">groups,</text:span></text:span><text:span text:style-name="Source_20_Text"><text:span text:style-name="T3"> and </text:span></text:span><text:span text:style-name="Source_20_Text"><text:span text:style-name="T7">follow pages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create new posts</text:span></text:span><text:span text:style-name="Source_20_Text"><text:span text:style-name="T3"> to </text:span></text:span><text:span text:style-name="Source_20_Text"><text:span text:style-name="T7">share</text:span></text:span><text:span text:style-name="Source_20_Text"><text:span text:style-name="T3"> with their friends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add comments to posts,</text:span></text:span><text:span text:style-name="Source_20_Text"><text:span text:style-name="T3"> as well as </text:span></text:span><text:span text:style-name="Source_20_Text"><text:span text:style-name="T7">like or share</text:span></text:span><text:span text:style-name="Source_20_Text"><text:span text:style-name="T3"> a post or comment.</text:span></text:span></text:p>
        </text:list-item>
        <text:list-item>
          <text:p text:style-name="P5"><text:span text:style-name="Source_20_Text"><text:span text:style-name="T3">Members should be able to create </text:span></text:span><text:span text:style-name="Source_20_Text"><text:span text:style-name="T7">privacy lists</text:span></text:span><text:span text:style-name="Source_20_Text"><text:span text:style-name="T3"> containing their friends. Members can link any post with a privacy list to make the post visible only to the members of that list.</text:span></text:span></text:p>
        </text:list-item>
        <text:list-item>
          <text:p text:style-name="P5"><text:span text:style-name="Source_20_Text"><text:span text:style-name="T3">Any member should be able to </text:span></text:span><text:span text:style-name="Source_20_Text"><text:span text:style-name="T7">send messages</text:span></text:span><text:span text:style-name="Source_20_Text"><text:span text:style-name="T3"> to other members.</text:span></text:span></text:p>
        </text:list-item>
        <text:list-item>
          <text:p text:style-name="P5"><text:span text:style-name="Source_20_Text"><text:span text:style-name="T3">Any member should be able to </text:span></text:span><text:span text:style-name="Source_20_Text"><text:span text:style-name="T7">add a recommendation</text:span></text:span><text:span text:style-name="Source_20_Text"><text:span text:style-name="T3"> for any page.</text:span></text:span></text:p>
        </text:list-item>
        <text:list-item>
          <text:p text:style-name="P5"><text:span text:style-name="Source_20_Text"><text:span text:style-name="T3">The system should send a </text:span></text:span><text:span text:style-name="Source_20_Text"><text:span text:style-name="T7">notification</text:span></text:span><text:span text:style-name="Source_20_Text"><text:span text:style-name="T3"> to a member whenever there is a new message or friend request or comment on their post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search</text:span></text:span><text:span text:style-name="Source_20_Text"><text:span text:style-name="T3"> through posts for a word.</text:span></text:span></text:p>
        </text:list-item>
        <text:list-item>
          <text:p text:style-name="P5"><text:span text:style-name="Source_20_Text"><text:span text:style-name="T3">Extended Requirement: Write a function to find a </text:span></text:span><text:span text:style-name="Source_20_Text"><text:span text:style-name="T7">connection suggestion</text:span></text:span><text:span text:style-name="Source_20_Text"><text:span text:style-name="T3"> for a member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6T02:32:15.389669665</dc:date>
    <meta:editing-duration>P25DT2H9M5S</meta:editing-duration>
    <meta:editing-cycles>1740</meta:editing-cycles>
    <meta:document-statistic meta:table-count="0" meta:image-count="0" meta:object-count="0" meta:page-count="1" meta:paragraph-count="16" meta:word-count="260" meta:character-count="1447" meta:non-whitespace-character-count="1217"/>
  </office:meta>
</office:document-meta>
</file>